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3000000137CAFF3FA.png" manifest:media-type="image/png"/>
  <manifest:file-entry manifest:full-path="Pictures/10000201000001C400000035C107CB01.png" manifest:media-type="image/png"/>
  <manifest:file-entry manifest:full-path="Pictures/100002010000012600000022E36BBB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 Helvetian Condensed" svg:font-family="'Free Helvetian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616" officeooo:paragraph-rsid="000bf616"/>
    </style:style>
    <style:style style:name="P2" style:family="paragraph" style:parent-style-name="Standard">
      <style:text-properties officeooo:rsid="000ea065" officeooo:paragraph-rsid="000ea065"/>
    </style:style>
    <style:style style:name="P3" style:family="paragraph" style:parent-style-name="Standard">
      <style:text-properties style:font-name="Free Helvetian Condensed" officeooo:rsid="000ea065" officeooo:paragraph-rsid="000ea065"/>
    </style:style>
    <style:style style:name="P4" style:family="paragraph" style:parent-style-name="Standard">
      <style:text-properties officeooo:rsid="0014714a" officeooo:paragraph-rsid="000ffa45"/>
    </style:style>
    <style:style style:name="P5" style:family="paragraph" style:parent-style-name="Standard">
      <style:text-properties officeooo:rsid="000ea065" officeooo:paragraph-rsid="000ea065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капсуляция — механизм связывающий код с обрабатываемыми данными и предохраняющий их от ошибочного использования.</text:p>
      <text:p text:style-name="P1">Основой инкапсуляции является класс. Класс определяет структуру и поведение объектов. Класс — логическая конструкция, а объект — физическая реальность.</text:p>
      <text:p text:style-name="P1"/>
      <text:p text:style-name="P1">Наследование — процесс с помощью которого один объект приобретает свойства другого объекта. Новый подкласс наследует все аттрибуты всех его предков.</text:p>
      <text:p text:style-name="P1"/>
      <text:p text:style-name="P1">Полиморфизм — свойство, которое позволяет использовать один интерфейс для общего класса действий.</text:p>
      <text:p text:style-name="P1"/>
      <text:p text:style-name="P2">Escape-последовательности</text:p>
      <text:p text:style-name="P3">\ddd<text:tab/><text:tab/>восьмеричный символ</text:p>
      <text:p text:style-name="P3">\uXXXX<text:tab/><text:tab/>шестнадцатиричный символ</text:p>
      <text:p text:style-name="P3">\'<text:tab/><text:tab/>одиночная кавычка</text:p>
      <text:p text:style-name="P3">\"<text:tab/><text:tab/>двойная кавычка</text:p>
      <text:p text:style-name="P3">\\<text:tab/><text:tab/>обратный слэш</text:p>
      <text:p text:style-name="P3">\r<text:tab/><text:tab/>возврат каретки</text:p>
      <text:p text:style-name="P3">\n<text:tab/><text:tab/>перевод строки</text:p>
      <text:p text:style-name="P3">\f<text:tab/><text:tab/>перевод страницы</text:p>
      <text:p text:style-name="P3">\t<text:tab/><text:tab/>табуляция</text:p>
      <text:p text:style-name="P3">\b<text:tab/><text:tab/>возврат на 1 символ - backspace</text:p>
      <text:p text:style-name="P2"/>
      <text:p text:style-name="P2"/>
      <text:p text:style-name="P4">Известно уравнение прямой, проходящей через две точки A(x₁,y₁) и B(x₂,y₂). Если третья точка C(x₃,y₃) лежит на этой же прямой, то после подстановки её координат уравнение обращается в тождество<text:line-break/><draw:frame draw:style-name="fr1" draw:name="Изображение1" text:anchor-type="as-char" svg:width="7.86cm" svg:height="0.91cm" draw:z-index="0"><draw:image xlink:href="Pictures/100002010000012600000022E36BBB88.png" xlink:type="simple" xlink:show="embed" xlink:actuate="onLoad"/></draw:frame><text:bookmark text:name="TexFormula1"/><text:line-break/>Следовательно, нужно проверить, выполняется ли это тождество для заданных координат.<text:line-break/>В этом тождестве есть одна неприятная вещь: если y₂=y₁ и/или x₂=x₁, то в знаменателе получается ноль, чему компьютер уж точно не обрадуется. Поэтому такой случай надо рассмотреть отдельно, исходя из геометрического смысла.<text:line-break/>Если же y₂≠y₁ и x₂≠x₁, можно привести тождество к более удобному виду:<text:line-break/><draw:frame draw:style-name="fr1" draw:name="Изображение2" text:anchor-type="as-char" svg:width="12.081cm" svg:height="1.42cm" draw:z-index="1"><draw:image xlink:href="Pictures/10000201000001C400000035C107CB01.png" xlink:type="simple" xlink:show="embed" xlink:actuate="onLoad"/></draw:frame><text:bookmark text:name="TexFormula2"/><text:line-break/>Поскольку координаты могут быть и не целыми, а такие нецелые ("вещественные") числа представляются в компьютере с ограниченной точностью, тождество может оказаться ложным по причине такой неточности. Для обхода такого случая будем полагать, что два значения равны друг-другу, если их разность по модулю не превышает некоторой малой величины, т.е.:<text:line-break/><draw:frame draw:style-name="fr1" draw:name="Изображение3" text:anchor-type="as-char" svg:width="4.36cm" svg:height="0.51cm" draw:z-index="2"><draw:image xlink:href="Pictures/10000201000000A3000000137CAFF3FA.png" xlink:type="simple" xlink:show="embed" xlink:actuate="onLoad"/></draw:frame><text:bookmark text:name="TexFormula3"/><text:line-break/>Вернемся к случаю y₂=y₁. В этом случае прямая параллельна оси Х, т.е. тогда условием принадлежности третьей точки данной прямой будет y₃=y₁ при любом х. То же можно сказать и про случай х₂=х₁, когда следует проверить, что х₃=х₁.<text:line-break/><text:line-break/>Если все три точки лежат на одной прямой, то у средней из них значение любой из координат должно находиться между значениями двух одноименных координат крайних точек.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 Helvetian Condensed" svg:font-family="'Free Helvetian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44:56.157366087</meta:creation-date>
    <dc:date>2019-09-27T14:25:09.581145529</dc:date>
    <meta:editing-duration>PT1H32M40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2" meta:paragraph-count="16" meta:word-count="328" meta:character-count="2074" meta:non-whitespace-character-count="1784"/>
  </office:meta>
</office:document-meta>
</file>